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e3c8" officeooo:paragraph-rsid="000be3c8"/>
    </style:style>
    <style:style style:name="P2" style:family="paragraph" style:parent-style-name="Standard">
      <style:text-properties officeooo:rsid="000c8f9a" officeooo:paragraph-rsid="000c8f9a"/>
    </style:style>
    <style:style style:name="P3" style:family="paragraph" style:parent-style-name="Standard">
      <style:text-properties officeooo:rsid="000d7904" officeooo:paragraph-rsid="000d7904"/>
    </style:style>
    <style:style style:name="P4" style:family="paragraph" style:parent-style-name="Standard">
      <style:text-properties officeooo:rsid="000be3c8" officeooo:paragraph-rsid="000be3c8"/>
    </style:style>
    <style:style style:name="T1" style:family="text">
      <style:text-properties officeooo:rsid="000c8f9a"/>
    </style:style>
    <style:style style:name="T2" style:family="text">
      <style:text-properties officeooo:rsid="000d79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250_prj02_<text:span text:style-name="T2">databaseInfo</text:span></text:p>
      <text:p text:style-name="P1"/>
      <text:p text:style-name="P3">Content stored in the database of the website.</text:p>
      <text:p text:style-name="P3"/>
      <text:p text:style-name="P3"/>
      <text:p text:style-name="P3">Bubble information:</text:p>
      <text:p text:style-name="P3"/>
      <text:p text:style-name="P3">User information:</text:p>
      <text:p text:style-name="P3"/>
      <text:p text:style-name="P3">Encrypted user information:</text:p>
      <text:p text:style-name="P3"/>
      <text:p text:style-name="P3">security program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16:55:54.717000000</meta:creation-date>
    <dc:date>2023-11-07T13:14:08.284000000</dc:date>
    <meta:editing-duration>PT2H14M4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6" meta:word-count="18" meta:character-count="150" meta:non-whitespace-character-count="138"/>
  </office:meta>
</office:document-meta>
</file>